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XmlContextLoaderResourceLocationsTests.array( String ... el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XmlContextLoaderResourceLocationsTests.contextConfigurationLocations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GenericXmlContextLoaderResourceLocationsTests.args( Class &lt; ? &gt; testClass , String [ ] expected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XmlContextLoaderResourceLocationsTests.assertContextConfigurationLocations( Class &lt; ? &gt; testClass , String [ ] expectedLoc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